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justify"/>
    </style:style>
    <style:style style:name="T3" style:parent-style-name="Fonteparág.padrão" style:family="text">
      <style:text-properties fo:font-weight="bold" style:font-weight-asian="bold"/>
    </style:style>
    <style:style style:name="P4" style:parent-style-name="Normal" style:family="paragraph">
      <style:paragraph-properties fo:text-align="justify"/>
    </style:style>
    <style:style style:name="T5" style:parent-style-name="Fonteparág.padrão" style:family="text">
      <style:text-properties fo:font-weight="bold" style:font-weight-asian="bold"/>
    </style:style>
    <style:style style:name="P6" style:parent-style-name="Normal" style:family="paragraph">
      <style:paragraph-properties fo:text-align="justify"/>
    </style:style>
    <style:style style:name="T7" style:parent-style-name="Fonteparág.padrão" style:family="text">
      <style:text-properties fo:font-weight="bold" style:font-weight-asian="bold"/>
    </style:style>
    <style:style style:name="P8" style:parent-style-name="Normal" style:family="paragraph">
      <style:paragraph-properties fo:text-align="justify"/>
    </style:style>
    <style:style style:name="T9" style:parent-style-name="Fonteparág.padrão" style:family="text">
      <style:text-properties fo:font-weight="bold" style:font-weight-asian="bold"/>
    </style:style>
    <style:style style:name="T10" style:parent-style-name="Fonteparág.padrão" style:family="text">
      <style:text-properties fo:font-weight="bold" style:font-weight-asian="bold"/>
    </style:style>
    <style:style style:name="P11" style:parent-style-name="Normal" style:family="paragraph">
      <style:paragraph-properties fo:text-align="justify"/>
    </style:style>
    <style:style style:name="T12" style:parent-style-name="Fonteparág.padrão" style:family="text">
      <style:text-properties fo:font-weight="bold" style:font-weight-asian="bold"/>
    </style:style>
    <style:style style:name="T13" style:parent-style-name="Fonteparág.padrão" style:family="text">
      <style:text-properties fo:font-weight="bold" style:font-weight-asian="bold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center"/>
      <style:text-properties fo:font-weight="bold" style:font-weight-asian="bold"/>
    </style:style>
    <style:style style:name="P16" style:parent-style-name="Normal" style:family="paragraph">
      <style:paragraph-properties fo:text-align="justify"/>
    </style:style>
    <style:style style:name="T17" style:parent-style-name="Fonteparág.padrão" style:family="text">
      <style:text-properties fo:font-weight="bold" style:font-weight-asian="bold"/>
    </style:style>
    <style:style style:name="P18" style:parent-style-name="Normal" style:family="paragraph">
      <style:paragraph-properties fo:text-align="justify"/>
    </style:style>
    <style:style style:name="T19" style:parent-style-name="Fonteparág.padrão" style:family="text">
      <style:text-properties fo:font-weight="bold" style:font-weight-asian="bold"/>
    </style:style>
    <style:style style:name="P20" style:parent-style-name="Normal" style:family="paragraph">
      <style:paragraph-properties fo:text-align="justify"/>
    </style:style>
    <style:style style:name="T21" style:parent-style-name="Fonteparág.padrão" style:family="text">
      <style:text-properties fo:font-weight="bold" style:font-weight-asian="bold"/>
    </style:style>
    <style:style style:name="P22" style:parent-style-name="Normal" style:family="paragraph">
      <style:paragraph-properties fo:text-align="justify"/>
    </style:style>
    <style:style style:name="T23" style:parent-style-name="Fonteparág.padrão" style:family="text">
      <style:text-properties fo:font-weight="bold" style:font-weight-asian="bold"/>
    </style:style>
    <style:style style:name="T24" style:parent-style-name="Fonteparág.padrão" style:family="text">
      <style:text-properties fo:font-weight="bold" style:font-weight-asian="bold"/>
    </style:style>
    <style:style style:name="P25" style:parent-style-name="Normal" style:family="paragraph">
      <style:paragraph-properties fo:text-align="justify"/>
    </style:style>
    <style:style style:name="T26" style:parent-style-name="Fonteparág.padrão" style:family="text">
      <style:text-properties fo:font-weight="bold" style:font-weight-asian="bold"/>
    </style:style>
    <style:style style:name="T27" style:parent-style-name="Fonteparág.padrão" style:family="text">
      <style:text-properties fo:font-weight="bold" style:font-weight-asian="bold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center"/>
      <style:text-properties fo:font-weight="bold" style:font-weight-asian="bold"/>
    </style:style>
    <style:style style:name="P30" style:parent-style-name="Normal" style:family="paragraph">
      <style:paragraph-properties fo:text-align="justify"/>
    </style:style>
    <style:style style:name="T31" style:parent-style-name="Fonteparág.padrão" style:family="text">
      <style:text-properties fo:font-weight="bold" style:font-weight-asian="bold"/>
    </style:style>
    <style:style style:name="P32" style:parent-style-name="Normal" style:family="paragraph">
      <style:paragraph-properties fo:text-align="justify"/>
    </style:style>
    <style:style style:name="T33" style:parent-style-name="Fonteparág.padrão" style:family="text">
      <style:text-properties fo:font-weight="bold" style:font-weight-asian="bold"/>
    </style:style>
    <style:style style:name="P34" style:parent-style-name="Normal" style:family="paragraph">
      <style:paragraph-properties fo:text-align="justify"/>
    </style:style>
    <style:style style:name="T35" style:parent-style-name="Fonteparág.padrão" style:family="text">
      <style:text-properties fo:font-weight="bold" style:font-weight-asian="bold"/>
    </style:style>
    <style:style style:name="P36" style:parent-style-name="Normal" style:family="paragraph">
      <style:paragraph-properties fo:text-align="justify"/>
    </style:style>
    <style:style style:name="T37" style:parent-style-name="Fonteparág.padrão" style:family="text">
      <style:text-properties fo:font-weight="bold" style:font-weight-asian="bold"/>
    </style:style>
    <style:style style:name="T38" style:parent-style-name="Fonteparág.padrão" style:family="text">
      <style:text-properties fo:font-weight="bold" style:font-weight-asian="bold"/>
    </style:style>
    <style:style style:name="P39" style:parent-style-name="Normal" style:family="paragraph">
      <style:paragraph-properties fo:text-align="justify"/>
    </style:style>
    <style:style style:name="T40" style:parent-style-name="Fonteparág.padrão" style:family="text">
      <style:text-properties fo:font-weight="bold" style:font-weight-asian="bold"/>
    </style:style>
    <style:style style:name="T41" style:parent-style-name="Fonteparág.padrão" style:family="text">
      <style:text-properties fo:font-weight="bold" style:font-weight-asian="bold"/>
    </style:style>
  </office:automatic-styles>
  <office:body>
    <office:text text:use-soft-page-breaks="true">
      <text:p text:style-name="P1">Cenário 1</text:p>
      <text:p text:style-name="P2"><text:span text:style-name="T3">Hipótese Inicial:</text:span><text:s/>O usuário sincronizou seu dispositivo com o aplicativo e se distanciou do dispositivo.</text:p>
      <text:p text:style-name="P4"><text:span text:style-name="T5">Normal:</text:span><text:s/>O sistema nota que o usuário se distanciou do dispositivo e fica atento à possíveis tentativas de acesso a ele. O dispositivo é violado e um alerta é emitido pelo sistema. A situação é verificada pelo usuário e<text:s/>usuário<text:s/>desativa<text:s/>o alerta do sistema.</text:p>
      <text:p text:style-name="P6"><text:span text:style-name="T7">O que pode dar errado:<text:s/></text:span>O usuário não responde o alerta<text:s/>–<text:s/>o sistema então envia o alerta para um usuário secundário registrado na conta do usuário principal. O sistema então espera a resposta de algum dos dois usuários.</text:p>
      <text:p text:style-name="P8"><text:span text:style-name="T9">Outras atividades:</text:span><text:span text:style-name="T10"><text:s/></text:span>Localizar o dispositivo, além de outros dispositivos sincronizados que também recebem informações.</text:p>
      <text:p text:style-name="P11"><text:span text:style-name="T12">Estado do sistema após o término</text:span><text:span text:style-name="T13">:<text:s/></text:span>O usuário estará conectado. Um resumo<text:s/>da atividade será registrado no log do sistema, que poderá ser acessado pelo usuário.</text:p>
      <text:p text:style-name="P14"/>
      <text:p text:style-name="P15">Cenário<text:s/>2</text:p>
      <text:p text:style-name="P16"><text:span text:style-name="T17">Hipótese Inicial:</text:span><text:s/>O usuário sincronizou seu dispositivo com o aplicativo e se distanciou do dispositivo, mas desativou o alerta.</text:p>
      <text:p text:style-name="P18"><text:span text:style-name="T19">Normal:</text:span><text:s/>O dispositivo é violado, mas, como o alerta está desligado, nenhuma notificação é enviada para o usuário. Ainda assim, a localização do dispositivo é exibida pelo sistema.</text:p>
      <text:p text:style-name="P20"><text:span text:style-name="T21">O que pode dar errado:<text:s/></text:span></text:p>
      <text:p text:style-name="P22"><text:span text:style-name="T23">Outras atividades:</text:span><text:span text:style-name="T24"><text:s/></text:span>Outros dispositivos sincronizados recebendo informações.</text:p>
      <text:p text:style-name="P25"><text:span text:style-name="T26">Estado do sistema após o término</text:span><text:span text:style-name="T27">:<text:s/></text:span>O usuário estará conectado.</text:p>
      <text:p text:style-name="P28"/>
      <text:p text:style-name="P29">Cenário<text:s/>3</text:p>
      <text:p text:style-name="P30"><text:span text:style-name="T31">Hipótese Inicial:</text:span><text:s/>O usuário sincronizou seu dispositivo com o aplicativo e ativou o alerta</text:p>
      <text:p text:style-name="P32"><text:span text:style-name="T33">Normal:</text:span><text:s/>O dispositivo é violado e, mesmo com o usuário próximo do dispositivo, um alerta é emitido pelo sistema. A situação é verificada pelo usuário e usuário desativa o alerta do sistema.</text:p>
      <text:p text:style-name="P34"><text:span text:style-name="T35">O que pode dar errado:<text:s/></text:span>O usuário não responde o alerta – o sistema então envia o alerta para um usuário secundário registrado na conta do usuário principal. O sistema então espera a resposta de algum dos dois usuários.</text:p>
      <text:p text:style-name="P36"><text:span text:style-name="T37">Outras atividades:</text:span><text:span text:style-name="T38"><text:s/></text:span>Localizar o dispositivo, além de outros dispositivos sincronizados que também recebem informações.</text:p>
      <text:p text:style-name="P39"><text:span text:style-name="T40">Estado do sistema após o término</text:span><text:span text:style-name="T41">:<text:s/></text:span>O usuário estará conectado. Um resumo da atividade será registrado no log do sistema, que poderá ser acessado pelo usuári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uardo Barreto Brito</meta:initial-creator>
    <dc:creator>Eduardo Barreto Brito</dc:creator>
    <meta:creation-date>2018-05-27T19:18:00Z</meta:creation-date>
    <dc:date>2018-05-27T19:18:00Z</dc:date>
    <meta:template xlink:href="Normal.dotm" xlink:type="simple"/>
    <meta:editing-cycles>2</meta:editing-cycles>
    <meta:editing-duration>PT60S</meta:editing-duration>
    <meta:document-statistic meta:page-count="1" meta:paragraph-count="4" meta:word-count="333" meta:character-count="2132" meta:row-count="15" meta:non-whitespace-character-count="1803"/>
  </office:meta>
</office:document-meta>
</file>